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fill-color="#ff808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="none" draw:fill-color="#a2f6a4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1cm" fo:min-width="0cm"/>
    </style:style>
    <style:style style:name="gr7" style:family="graphic" style:parent-style-name="standard">
      <style:graphic-properties draw:fill="none" draw:fill-color="#ffffcc" draw:textarea-horizontal-align="justify" draw:textarea-vertical-align="middle" draw:auto-grow-height="false"/>
    </style:style>
    <style:style style:name="gr8" style:family="graphic" style:parent-style-name="standard">
      <style:graphic-properties svg:stroke-width="0.051cm" draw:marker-start-width="0.381cm" draw:marker-end="Arrow" draw:marker-end-width="0.381cm" draw:fill="solid" draw:fill-color="#a2f6a4" draw:fill-image-width="0cm" draw:fill-image-height="0cm" draw:textarea-horizontal-align="center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6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8pt" style:text-underline-style="solid" style:text-underline-width="auto" style:text-underline-color="font-color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size="18pt" style:text-underline-style="none" style:font-size-asian="18pt" style:font-size-complex="18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color="#00ae00"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center"/>
    </style:style>
    <style:style style:name="T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font-size="18pt" style:text-underline-style="none" style:font-size-asian="18pt" style:font-size-complex="18pt"/>
    </style:style>
    <style:style style:name="T3" style:family="text">
      <style:text-properties fo:color="#00ae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D Simple One Table" draw:style-name="dp1" draw:master-page-name="Default">
        <office:forms form:automatic-focus="false" form:apply-design-mode="false"/>
        <draw:custom-shape draw:style-name="gr1" draw:text-style-name="P2" draw:layer="layout" svg:width="3.175cm" svg:height="0.956cm" svg:x="3.642cm" svg:y="1.942cm">
          <text:p text:style-name="P1"><text:span text:style-name="T1">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429cm" svg:height="0.956cm" svg:x="6.817cm" svg:y="1.942cm">
          <text:p text:style-name="P1"><text:span text:style-name="T2">Tit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455cm" svg:height="0.956cm" svg:x="9.246cm" svg:y="1.94cm">
          <text:p text:style-name="P1"><text:span text:style-name="T2">Performer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0.956cm" svg:x="13.691cm" svg:y="1.94cm">
          <text:p text:style-name="P1"><text:span text:style-name="T2">Songs</text:span></text:p>
          <draw:enhanced-geometry svg:viewBox="0 0 21600 21600" draw:type="rectangle" draw:enhanced-path="M 0 0 L 21600 0 21600 21600 0 21600 0 0 Z N"/>
        </draw:custom-shape>
        <draw:frame draw:style-name="gr3" draw:layer="layout" svg:width="1.416cm" svg:height="0.984cm" svg:x="2.727cm" svg:y="1.079cm">
          <draw:text-box>
            <text:p text:style-name="P4">CD</text:p>
          </draw:text-box>
        </draw:frame>
        <draw:frame draw:style-name="gr3" draw:text-style-name="P5" draw:layer="layout" svg:width="1.256cm" svg:height="1.225cm" svg:x="1.065cm" svg:y="1.861cm">
          <draw:text-box>
            <text:p text:style-name="P4"><text:span text:style-name="T3">a)</text:span></text:p>
          </draw:text-box>
        </draw:frame>
      </draw:page>
      <draw:page draw:name="CD Simple, Wrong 2" draw:style-name="dp1" draw:master-page-name="Default">
        <office:forms form:automatic-focus="false" form:apply-design-mode="false"/>
        <draw:custom-shape draw:style-name="gr1" draw:text-style-name="P2" draw:layer="layout" svg:width="3.175cm" svg:height="0.956cm" svg:x="4.042cm" svg:y="1.941cm">
          <text:p text:style-name="P1"><text:span text:style-name="T1">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894cm" svg:height="0.956cm" svg:x="7.217cm" svg:y="1.941cm">
          <text:p text:style-name="P1"><text:span text:style-name="T2">Title</text:span></text:p>
          <draw:enhanced-geometry svg:viewBox="0 0 21600 21600" draw:type="rectangle" draw:enhanced-path="M 0 0 L 21600 0 21600 21600 0 21600 0 0 Z N"/>
        </draw:custom-shape>
        <draw:frame draw:style-name="gr3" draw:layer="layout" svg:width="1.416cm" svg:height="0.984cm" svg:x="3.127cm" svg:y="1.078cm">
          <draw:text-box>
            <text:p text:style-name="P4">CD</text:p>
          </draw:text-box>
        </draw:frame>
        <draw:custom-shape draw:style-name="gr1" draw:text-style-name="P2" draw:id="id2" draw:layer="layout" svg:width="3.175cm" svg:height="0.956cm" svg:x="4.042cm" svg:y="1.942cm">
          <text:p text:style-name="P1"><text:span text:style-name="T1">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894cm" svg:height="0.956cm" svg:x="7.217cm" svg:y="1.942cm">
          <text:p text:style-name="P1"><text:span text:style-name="T2">Title</text:span></text:p>
          <draw:enhanced-geometry svg:viewBox="0 0 21600 21600" draw:type="rectangle" draw:enhanced-path="M 0 0 L 21600 0 21600 21600 0 21600 0 0 Z N"/>
        </draw:custom-shape>
        <draw:frame draw:style-name="gr3" draw:layer="layout" svg:width="1.416cm" svg:height="0.984cm" svg:x="3.127cm" svg:y="1.079cm">
          <draw:text-box>
            <text:p text:style-name="P4">CD</text:p>
          </draw:text-box>
        </draw:frame>
        <draw:custom-shape draw:style-name="gr2" draw:text-style-name="P3" draw:layer="layout" svg:width="4.455cm" svg:height="0.956cm" svg:x="6.701cm" svg:y="4.178cm">
          <text:p text:style-name="P1"><text:span text:style-name="T2">Perform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0.956cm" svg:x="11.146cm" svg:y="4.178cm">
          <text:p text:style-name="P1"><text:span text:style-name="T2">So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2.55cm" svg:height="0.956cm" svg:x="4.161cm" svg:y="4.18cm">
          <text:p text:style-name="P1"><text:span text:style-name="T1">CD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line-skew="-0.65cm" svg:x1="4.161cm" svg:y1="4.658cm" svg:x2="4.042cm" svg:y2="2.42cm" draw:start-shape="id1" draw:start-glue-point="3" draw:end-shape="id2" draw:end-glue-point="3">
          <text:p text:style-name="P4"/>
        </draw:connector>
        <draw:frame draw:style-name="gr3" draw:layer="layout" svg:width="6.56cm" svg:height="0.984cm" svg:x="3.215cm" svg:y="3.231cm">
          <draw:text-box>
            <text:p text:style-name="P4">PerformersAndSongs</text:p>
          </draw:text-box>
        </draw:frame>
        <draw:frame draw:style-name="gr3" draw:text-style-name="P5" draw:layer="layout" svg:width="1.302cm" svg:height="1.225cm" svg:x="1.065cm" svg:y="2.762cm">
          <draw:text-box>
            <text:p text:style-name="P4"><text:span text:style-name="T3">b)</text:span></text:p>
          </draw:text-box>
        </draw:frame>
      </draw:page>
      <draw:page draw:name="CD Simple Good" draw:style-name="dp1" draw:master-page-name="Default">
        <office:forms form:automatic-focus="false" form:apply-design-mode="false"/>
        <draw:custom-shape draw:style-name="gr1" draw:text-style-name="P2" draw:layer="layout" svg:width="3.175cm" svg:height="0.956cm" svg:x="3.742cm" svg:y="1.941cm">
          <text:p text:style-name="P1"><text:span text:style-name="T1">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894cm" svg:height="0.956cm" svg:x="6.917cm" svg:y="1.941cm">
          <text:p text:style-name="P1"><text:span text:style-name="T2">Title</text:span></text:p>
          <draw:enhanced-geometry svg:viewBox="0 0 21600 21600" draw:type="rectangle" draw:enhanced-path="M 0 0 L 21600 0 21600 21600 0 21600 0 0 Z N"/>
        </draw:custom-shape>
        <draw:frame draw:style-name="gr3" draw:layer="layout" svg:width="1.416cm" svg:height="0.984cm" svg:x="2.827cm" svg:y="1.178cm">
          <draw:text-box>
            <text:p text:style-name="P4">CD</text:p>
          </draw:text-box>
        </draw:frame>
        <draw:custom-shape draw:style-name="gr1" draw:text-style-name="P2" draw:id="id4" draw:layer="layout" svg:width="3.175cm" svg:height="0.956cm" svg:x="3.742cm" svg:y="1.942cm">
          <text:p text:style-name="P1"><text:span text:style-name="T1">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894cm" svg:height="0.956cm" svg:x="6.917cm" svg:y="1.942cm">
          <text:p text:style-name="P1"><text:span text:style-name="T2">Title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line-skew="-0.515cm" svg:x1="3.996cm" svg:y1="4.958cm" svg:x2="3.742cm" svg:y2="2.42cm" draw:start-shape="id3" draw:start-glue-point="3" draw:end-shape="id4" draw:end-glue-point="3">
          <text:p text:style-name="P4"/>
        </draw:connector>
        <draw:frame draw:style-name="gr3" draw:layer="layout" svg:width="3.639cm" svg:height="0.984cm" svg:x="2.615cm" svg:y="3.531cm">
          <draw:text-box>
            <text:p text:style-name="P4">Performers</text:p>
          </draw:text-box>
        </draw:frame>
        <draw:custom-shape draw:style-name="gr2" draw:text-style-name="P2" draw:id="id3" draw:layer="layout" svg:width="1.905cm" svg:height="0.956cm" svg:x="3.996cm" svg:y="4.48cm">
          <text:p text:style-name="P1"><text:span text:style-name="T1">C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0.956cm" svg:x="5.901cm" svg:y="4.48cm">
          <text:p text:style-name="P1"><text:span text:style-name="T1">Performer</text:span></text:p>
          <draw:enhanced-geometry svg:viewBox="0 0 21600 21600" draw:type="rectangle" draw:enhanced-path="M 0 0 L 21600 0 21600 21600 0 21600 0 0 Z N"/>
        </draw:custom-shape>
        <draw:frame draw:style-name="gr3" draw:layer="layout" svg:width="2.297cm" svg:height="0.984cm" svg:x="9.635cm" svg:y="3.566cm">
          <draw:text-box>
            <text:p text:style-name="P4">Songs</text:p>
          </draw:text-box>
        </draw:frame>
        <draw:custom-shape draw:style-name="gr2" draw:text-style-name="P2" draw:id="id5" draw:layer="layout" svg:width="1.905cm" svg:height="0.956cm" svg:x="11.016cm" svg:y="4.415cm">
          <text:p text:style-name="P1"><text:span text:style-name="T1">C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0.956cm" svg:x="12.921cm" svg:y="4.415cm">
          <text:p text:style-name="P1"><text:span text:style-name="T1">Song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line-skew="-0.126cm" svg:x1="11.968cm" svg:y1="4.415cm" svg:x2="5.329cm" svg:y2="2.898cm" draw:start-shape="id5" draw:start-glue-point="0" draw:end-shape="id4" draw:end-glue-point="2">
          <text:p text:style-name="P4"/>
        </draw:connector>
        <draw:frame draw:style-name="gr3" draw:text-style-name="P5" draw:layer="layout" svg:width="1.256cm" svg:height="1.225cm" svg:x="1.065cm" svg:y="2.763cm">
          <draw:text-box>
            <text:p text:style-name="P4"><text:span text:style-name="T3">c)</text:span></text:p>
          </draw:text-box>
        </draw:frame>
      </draw:page>
      <draw:page draw:name="CD Simple Wrong keys" draw:style-name="dp1" draw:master-page-name="Default">
        <office:forms form:automatic-focus="false" form:apply-design-mode="false"/>
        <draw:custom-shape draw:style-name="gr1" draw:text-style-name="P2" draw:layer="layout" svg:width="3.175cm" svg:height="0.956cm" svg:x="2.642cm" svg:y="1.941cm">
          <text:p text:style-name="P1"><text:span text:style-name="T1">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894cm" svg:height="0.956cm" svg:x="5.817cm" svg:y="1.941cm">
          <text:p text:style-name="P1"><text:span text:style-name="T2">Title</text:span></text:p>
          <draw:enhanced-geometry svg:viewBox="0 0 21600 21600" draw:type="rectangle" draw:enhanced-path="M 0 0 L 21600 0 21600 21600 0 21600 0 0 Z N"/>
        </draw:custom-shape>
        <draw:frame draw:style-name="gr3" draw:layer="layout" svg:width="1.416cm" svg:height="0.984cm" svg:x="1.727cm" svg:y="1.078cm">
          <draw:text-box>
            <text:p text:style-name="P4">CD</text:p>
          </draw:text-box>
        </draw:frame>
        <draw:custom-shape draw:style-name="gr1" draw:text-style-name="P2" draw:id="id7" draw:layer="layout" svg:width="3.175cm" svg:height="0.956cm" svg:x="2.642cm" svg:y="1.942cm">
          <text:p text:style-name="P1"><text:span text:style-name="T1">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894cm" svg:height="0.956cm" svg:x="5.817cm" svg:y="1.942cm">
          <text:p text:style-name="P1"><text:span text:style-name="T2">Title</text:span></text:p>
          <draw:enhanced-geometry svg:viewBox="0 0 21600 21600" draw:type="rectangle" draw:enhanced-path="M 0 0 L 21600 0 21600 21600 0 21600 0 0 Z N"/>
        </draw:custom-shape>
        <draw:frame draw:style-name="gr3" draw:layer="layout" svg:width="1.416cm" svg:height="0.984cm" svg:x="1.727cm" svg:y="1.079cm">
          <draw:text-box>
            <text:p text:style-name="P4">CD</text:p>
          </draw:text-box>
        </draw:frame>
        <draw:connector draw:style-name="gr4" draw:text-style-name="P6" draw:layer="layout" draw:line-skew="-0.515cm" svg:x1="2.896cm" svg:y1="5.458cm" svg:x2="2.642cm" svg:y2="2.42cm" draw:start-shape="id6" draw:start-glue-point="3" draw:end-shape="id7" draw:end-glue-point="3">
          <text:p text:style-name="P4"/>
        </draw:connector>
        <draw:frame draw:style-name="gr3" draw:layer="layout" svg:width="3.639cm" svg:height="0.984cm" svg:x="1.515cm" svg:y="4.031cm">
          <draw:text-box>
            <text:p text:style-name="P4">Performers</text:p>
          </draw:text-box>
        </draw:frame>
        <draw:custom-shape draw:style-name="gr2" draw:text-style-name="P2" draw:id="id6" draw:layer="layout" svg:width="1.905cm" svg:height="0.956cm" svg:x="2.896cm" svg:y="4.98cm">
          <text:p text:style-name="P1"><text:span text:style-name="T1">C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0.956cm" svg:x="4.801cm" svg:y="4.98cm">
          <text:p text:style-name="P1"><text:span text:style-name="T2">Performer</text:span></text:p>
          <draw:enhanced-geometry svg:viewBox="0 0 21600 21600" draw:type="rectangle" draw:enhanced-path="M 0 0 L 21600 0 21600 21600 0 21600 0 0 Z N"/>
        </draw:custom-shape>
        <draw:frame draw:style-name="gr3" draw:layer="layout" svg:width="2.297cm" svg:height="0.984cm" svg:x="9.135cm" svg:y="3.966cm">
          <draw:text-box>
            <text:p text:style-name="P4">Songs</text:p>
          </draw:text-box>
        </draw:frame>
        <draw:custom-shape draw:style-name="gr2" draw:text-style-name="P2" draw:id="id8" draw:layer="layout" svg:width="1.905cm" svg:height="0.956cm" svg:x="10.516cm" svg:y="4.915cm">
          <text:p text:style-name="P1"><text:span text:style-name="T1">C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0.956cm" svg:x="12.421cm" svg:y="4.915cm">
          <text:p text:style-name="P1"><text:span text:style-name="T2">Song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1.468cm" svg:y1="4.915cm" svg:x2="4.229cm" svg:y2="2.898cm" draw:start-shape="id8" draw:start-glue-point="0" draw:end-shape="id7" draw:end-glue-point="2">
          <text:p text:style-name="P4"/>
        </draw:connector>
      </draw:page>
      <draw:page draw:name="ProductBelongsM2M good" draw:style-name="dp1" draw:master-page-name="Default">
        <office:forms form:automatic-focus="false" form:apply-design-mode="false"/>
        <draw:custom-shape draw:style-name="gr5" draw:text-style-name="P2" draw:id="id10" draw:layer="layout" svg:width="1.905cm" svg:height="0.915cm" svg:x="2.626cm" svg:y="1.9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4cm" svg:height="0.915cm" svg:x="4.531cm" svg:y="1.98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686cm" svg:height="1.331cm" svg:x="1.991cm" svg:y="1.13cm">
          <draw:text-box>
            <text:p text:style-name="P4">Product</text:p>
          </draw:text-box>
        </draw:frame>
        <draw:custom-shape draw:style-name="gr5" draw:text-style-name="P2" draw:id="id12" draw:layer="layout" svg:width="2.54cm" svg:height="0.915cm" svg:x="11.321cm" svg:y="1.9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4cm" svg:height="0.915cm" svg:x="13.861cm" svg:y="1.98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072cm" svg:height="1.331cm" svg:x="10.704cm" svg:y="1.113cm">
          <draw:text-box>
            <text:p text:style-name="P4">Category</text:p>
          </draw:text-box>
        </draw:frame>
        <draw:custom-shape draw:style-name="gr7" draw:text-style-name="P2" draw:id="id9" draw:layer="layout" svg:width="3.175cm" svg:height="1.115cm" svg:x="5.706cm" svg:y="4.026cm">
          <text:p text:style-name="P1"><text:span text:style-name="T1">Produc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id="id11" draw:layer="layout" svg:width="3.175cm" svg:height="1.115cm" svg:x="8.881cm" svg:y="4.026cm">
          <text:p text:style-name="P1"><text:span text:style-name="T1">Category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788cm" svg:height="1.331cm" svg:x="4.466cm" svg:y="3.175cm">
          <draw:text-box>
            <text:p text:style-name="P4">Belongs</text:p>
          </draw:text-box>
        </draw:frame>
        <draw:connector draw:style-name="gr8" draw:text-style-name="P6" draw:layer="layout" svg:x1="5.706cm" svg:y1="4.583cm" svg:x2="3.578cm" svg:y2="2.896cm" draw:start-shape="id9" draw:start-glue-point="3" draw:end-shape="id10" draw:end-glue-point="2">
          <text:p text:style-name="P4"/>
        </draw:connector>
        <draw:connector draw:style-name="gr8" draw:text-style-name="P6" draw:layer="layout" svg:x1="12.056cm" svg:y1="4.583cm" svg:x2="12.591cm" svg:y2="2.896cm" draw:start-shape="id11" draw:start-glue-point="1" draw:end-shape="id12" draw:end-glue-point="2">
          <text:p text:style-name="P4"/>
        </draw:connector>
        <draw:custom-shape draw:style-name="gr5" draw:text-style-name="P3" draw:layer="layout" svg:width="2.54cm" svg:height="0.915cm" svg:x="7.071cm" svg:y="1.981cm">
          <text:p text:style-name="P1"><text:span text:style-name="T2">Price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256cm" svg:height="1.225cm" svg:x="1.005cm" svg:y="2.941cm">
          <draw:text-box>
            <text:p text:style-name="P4"><text:span text:style-name="T3">a)</text:span></text:p>
          </draw:text-box>
        </draw:frame>
      </draw:page>
      <draw:page draw:name="page6" draw:style-name="dp1" draw:master-page-name="Default">
        <office:forms form:automatic-focus="false" form:apply-design-mode="false"/>
        <draw:custom-shape draw:style-name="gr5" draw:text-style-name="P2" draw:layer="layout" svg:width="1.059cm" svg:height="0.714cm" svg:x="2.572cm" svg:y="2.113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805cm" svg:height="0.714cm" svg:x="3.631cm" svg:y="2.113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686cm" svg:height="1.331cm" svg:x="1.691cm" svg:y="1.13cm">
          <draw:text-box>
            <text:p text:style-name="P4">Product</text:p>
          </draw:text-box>
        </draw:frame>
        <draw:custom-shape draw:style-name="gr5" draw:text-style-name="P2" draw:id="id14" draw:layer="layout" svg:width="1.381cm" svg:height="0.714cm" svg:x="12.58cm" svg:y="2.113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087cm" svg:height="0.714cm" svg:x="13.961cm" svg:y="2.113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072cm" svg:height="0.984cm" svg:x="10.804cm" svg:y="1.113cm">
          <draw:text-box>
            <text:p text:style-name="P4">Category</text:p>
          </draw:text-box>
        </draw:frame>
        <draw:connector draw:style-name="gr8" draw:text-style-name="P6" draw:layer="layout" svg:x1="9.967cm" svg:y1="2.47cm" svg:x2="12.58cm" svg:y2="2.47cm" draw:start-shape="id13" draw:start-glue-point="1" draw:end-shape="id14" draw:end-glue-point="3">
          <text:p text:style-name="P4"/>
        </draw:connector>
        <draw:custom-shape draw:style-name="gr5" draw:text-style-name="P3" draw:layer="layout" svg:width="1.675cm" svg:height="0.714cm" svg:x="5.436cm" svg:y="2.113cm">
          <text:p text:style-name="P1"><text:span text:style-name="T2">Pr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1.302cm" svg:height="1.225cm" svg:x="1.305cm" svg:y="1.671cm">
          <draw:text-box>
            <text:p text:style-name="P4"><text:span text:style-name="T3">b)</text:span></text:p>
          </draw:text-box>
        </draw:frame>
        <draw:custom-shape draw:style-name="gr5" draw:text-style-name="P3" draw:id="id13" draw:layer="layout" svg:width="2.856cm" svg:height="0.714cm" svg:x="7.111cm" svg:y="2.113cm">
          <text:p text:style-name="P1"><text:span text:style-name="T2">Category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office:forms form:automatic-focus="false" form:apply-design-mode="false"/>
        <draw:custom-shape draw:style-name="gr5" draw:text-style-name="P2" draw:id="id16" draw:layer="layout" svg:width="1.37cm" svg:height="0.915cm" svg:x="2.262cm" svg:y="1.982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75cm" svg:height="0.915cm" svg:x="3.632cm" svg:y="1.982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686cm" svg:height="1.331cm" svg:x="1.692cm" svg:y="1.131cm">
          <draw:text-box>
            <text:p text:style-name="P4">Product</text:p>
          </draw:text-box>
        </draw:frame>
        <draw:custom-shape draw:style-name="gr5" draw:text-style-name="P2" draw:layer="layout" svg:width="1.705cm" svg:height="0.915cm" svg:x="9.457cm" svg:y="1.982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499cm" svg:height="0.915cm" svg:x="11.162cm" svg:y="1.982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3.072cm" svg:height="0.984cm" svg:x="8.505cm" svg:y="1.114cm">
          <draw:text-box>
            <text:p text:style-name="P4">Category</text:p>
          </draw:text-box>
        </draw:frame>
        <draw:connector draw:style-name="gr8" draw:text-style-name="P6" draw:layer="layout" draw:line-skew="0.553cm" svg:x1="14.931cm" svg:y1="2.896cm" svg:x2="2.947cm" svg:y2="2.897cm" draw:start-shape="id15" draw:start-glue-point="2" draw:end-shape="id16" draw:end-glue-point="2">
          <text:p text:style-name="P4"/>
        </draw:connector>
        <draw:custom-shape draw:style-name="gr5" draw:text-style-name="P3" draw:layer="layout" svg:width="1.905cm" svg:height="0.915cm" svg:x="5.807cm" svg:y="1.982cm">
          <text:p text:style-name="P1"><text:span text:style-name="T2">Pr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1.256cm" svg:height="1.225cm" svg:x="1.006cm" svg:y="1.672cm">
          <draw:text-box>
            <text:p text:style-name="P4"><text:span text:style-name="T3">c)</text:span></text:p>
          </draw:text-box>
        </draw:frame>
        <draw:custom-shape draw:style-name="gr5" draw:text-style-name="P3" draw:id="id15" draw:layer="layout" svg:width="2.54cm" svg:height="0.915cm" svg:x="13.661cm" svg:y="1.981cm">
          <text:p text:style-name="P1"><text:span text:style-name="T2">Produc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19.05cm" fo:page-height="10.16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initial-creator>Orlando Karam</meta:initial-creator>
    <meta:creation-date>2007-09-10T16:54:27</meta:creation-date>
    <dc:date>2010-02-12T13:56:30</dc:date>
    <dc:language>en-US</dc:language>
    <meta:editing-cycles>45</meta:editing-cycles>
    <meta:editing-duration>PT20H52M46S</meta:editing-duration>
    <meta:user-defined meta:name="Info 1"/>
    <meta:user-defined meta:name="Info 2"/>
    <meta:user-defined meta:name="Info 3"/>
    <meta:user-defined meta:name="Info 4"/>
    <meta:document-statistic meta:object-count="79"/>
  </office:meta>
</office:document-meta>
</file>